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51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WEEK NO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VERSES</text:p>
            <text:p>COMPLETED</text:p>
          </table:table-cell>
          <table:table-cell table:style-name="ce1" office:value-type="string" calcext:value-type="string">
            <text:p>N VERSES</text:p>
            <text:p>TO COMPLETE</text:p>
          </table:table-cell>
          <table:table-cell table:style-name="ce1" office:value-type="string" calcext:value-type="string">
            <text:p>WHERE</text:p>
            <text:p>IS YOU</text:p>
          </table:table-cell>
          <table:table-cell table:style-name="ce1" office:value-type="string" calcext:value-type="string">
            <text:p>CUM VERSES</text:p>
            <text:p>COMPLETED</text:p>
          </table:table-cell>
          <table:table-cell table:style-name="ce1" office:value-type="string" calcext:value-type="string">
            <text:p>CUM VERSES</text:p>
            <text:p>SHOULD BE DONE</text:p>
          </table:table-cell>
          <table:table-cell table:style-name="ce1"/>
          <table:table-cell table:style-name="ce1" office:value-type="string" calcext:value-type="string">
            <text:p>COME, FOLLOW ME SPOT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Need to do at least 18/day to keep up with Come, Follow Me</text:p>
          </table:table-cell>
          <table:table-cell table:style-name="ce1" table:number-columns-repeated="5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number-columns-repeated="5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]+[.C7]" office:value-type="float" office:value="1727" calcext:value-type="float">
            <text:p>1727</text:p>
          </table:table-cell>
          <table:table-cell office:value-type="float" office:value="1782" calcext:value-type="float">
            <text:p>17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]+[.C8]" office:value-type="float" office:value="1727" calcext:value-type="float">
            <text:p>1727</text:p>
          </table:table-cell>
          <table:table-cell office:value-type="float" office:value="1810" calcext:value-type="float">
            <text:p>18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]+[.C9]" office:value-type="float" office:value="1727" calcext:value-type="float">
            <text:p>1727</text:p>
          </table:table-cell>
          <table:table-cell office:value-type="float" office:value="1838" calcext:value-type="float">
            <text:p>18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]+[.C10]" office:value-type="float" office:value="1727" calcext:value-type="float">
            <text:p>1727</text:p>
          </table:table-cell>
          <table:table-cell office:value-type="float" office:value="1866" calcext:value-type="float">
            <text:p>18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]+[.C11]" office:value-type="float" office:value="1727" calcext:value-type="float">
            <text:p>1727</text:p>
          </table:table-cell>
          <table:table-cell office:value-type="float" office:value="1894" calcext:value-type="float">
            <text:p>18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]+[.C12]" office:value-type="float" office:value="1727" calcext:value-type="float">
            <text:p>1727</text:p>
          </table:table-cell>
          <table:table-cell office:value-type="float" office:value="1922" calcext:value-type="float">
            <text:p>1922</text:p>
          </table:table-cell>
          <table:table-cell table:number-columns-repeated="5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]+[.C13]" office:value-type="float" office:value="1727" calcext:value-type="float">
            <text:p>1727</text:p>
          </table:table-cell>
          <table:table-cell office:value-type="float" office:value="1950" calcext:value-type="float">
            <text:p>19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727" calcext:value-type="float">
            <text:p>1727</text:p>
          </table:table-cell>
          <table:table-cell office:value-type="float" office:value="1978" calcext:value-type="float">
            <text:p>19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]+[.C15]" office:value-type="float" office:value="1727" calcext:value-type="float">
            <text:p>1727</text:p>
          </table:table-cell>
          <table:table-cell office:value-type="float" office:value="2006" calcext:value-type="float">
            <text:p>20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]+[.C16]" office:value-type="float" office:value="1727" calcext:value-type="float">
            <text:p>1727</text:p>
          </table:table-cell>
          <table:table-cell office:value-type="float" office:value="2034" calcext:value-type="float">
            <text:p>20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]+[.C17]" office:value-type="float" office:value="1727" calcext:value-type="float">
            <text:p>1727</text:p>
          </table:table-cell>
          <table:table-cell office:value-type="float" office:value="2062" calcext:value-type="float">
            <text:p>20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]+[.C18]" office:value-type="float" office:value="1727" calcext:value-type="float">
            <text:p>1727</text:p>
          </table:table-cell>
          <table:table-cell office:value-type="float" office:value="2090" calcext:value-type="float">
            <text:p>20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727" calcext:value-type="float">
            <text:p>1727</text:p>
          </table:table-cell>
          <table:table-cell office:value-type="float" office:value="2118" calcext:value-type="float">
            <text:p>2118</text:p>
          </table:table-cell>
          <table:table-cell table:number-columns-repeated="5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727" calcext:value-type="float">
            <text:p>1727</text:p>
          </table:table-cell>
          <table:table-cell office:value-type="float" office:value="2146" calcext:value-type="float">
            <text:p>21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0]+[.C21]" office:value-type="float" office:value="1727" calcext:value-type="float">
            <text:p>1727</text:p>
          </table:table-cell>
          <table:table-cell office:value-type="float" office:value="2174" calcext:value-type="float">
            <text:p>21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1727" calcext:value-type="float">
            <text:p>1727</text:p>
          </table:table-cell>
          <table:table-cell office:value-type="float" office:value="2202" calcext:value-type="float">
            <text:p>22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1727" calcext:value-type="float">
            <text:p>1727</text:p>
          </table:table-cell>
          <table:table-cell office:value-type="float" office:value="2230" calcext:value-type="float">
            <text:p>22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3]+[.C24]" office:value-type="float" office:value="1727" calcext:value-type="float">
            <text:p>1727</text:p>
          </table:table-cell>
          <table:table-cell office:value-type="float" office:value="2258" calcext:value-type="float">
            <text:p>22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4]+[.C25]" office:value-type="float" office:value="1727" calcext:value-type="float">
            <text:p>1727</text:p>
          </table:table-cell>
          <table:table-cell office:value-type="float" office:value="2286" calcext:value-type="float">
            <text:p>22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5]+[.C26]" office:value-type="float" office:value="1727" calcext:value-type="float">
            <text:p>1727</text:p>
          </table:table-cell>
          <table:table-cell office:value-type="float" office:value="2314" calcext:value-type="float">
            <text:p>2314</text:p>
          </table:table-cell>
          <table:table-cell table:number-columns-repeated="5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6]+[.C27]" office:value-type="float" office:value="1727" calcext:value-type="float">
            <text:p>1727</text:p>
          </table:table-cell>
          <table:table-cell office:value-type="float" office:value="2342" calcext:value-type="float">
            <text:p>23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7]+[.C28]" office:value-type="float" office:value="1727" calcext:value-type="float">
            <text:p>1727</text:p>
          </table:table-cell>
          <table:table-cell office:value-type="float" office:value="2370" calcext:value-type="float">
            <text:p>23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8]+[.C29]" office:value-type="float" office:value="1727" calcext:value-type="float">
            <text:p>1727</text:p>
          </table:table-cell>
          <table:table-cell office:value-type="float" office:value="2398" calcext:value-type="float">
            <text:p>23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29]+[.C30]" office:value-type="float" office:value="1727" calcext:value-type="float">
            <text:p>1727</text:p>
          </table:table-cell>
          <table:table-cell office:value-type="float" office:value="2426" calcext:value-type="float">
            <text:p>24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0]+[.C31]" office:value-type="float" office:value="1727" calcext:value-type="float">
            <text:p>1727</text:p>
          </table:table-cell>
          <table:table-cell office:value-type="float" office:value="2454" calcext:value-type="float">
            <text:p>24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1]+[.C32]" office:value-type="float" office:value="1727" calcext:value-type="float">
            <text:p>1727</text:p>
          </table:table-cell>
          <table:table-cell office:value-type="float" office:value="2482" calcext:value-type="float">
            <text:p>24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2]+[.C33]" office:value-type="float" office:value="1727" calcext:value-type="float">
            <text:p>1727</text:p>
          </table:table-cell>
          <table:table-cell office:value-type="float" office:value="2510" calcext:value-type="float">
            <text:p>2510</text:p>
          </table:table-cell>
          <table:table-cell table:number-columns-repeated="5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3]+[.C34]" office:value-type="float" office:value="1727" calcext:value-type="float">
            <text:p>1727</text:p>
          </table:table-cell>
          <table:table-cell office:value-type="float" office:value="2538" calcext:value-type="float">
            <text:p>25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4]+[.C35]" office:value-type="float" office:value="1727" calcext:value-type="float">
            <text:p>1727</text:p>
          </table:table-cell>
          <table:table-cell office:value-type="float" office:value="2566" calcext:value-type="float">
            <text:p>25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5]+[.C36]" office:value-type="float" office:value="1727" calcext:value-type="float">
            <text:p>1727</text:p>
          </table:table-cell>
          <table:table-cell office:value-type="float" office:value="2594" calcext:value-type="float">
            <text:p>25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6]+[.C37]" office:value-type="float" office:value="1727" calcext:value-type="float">
            <text:p>1727</text:p>
          </table:table-cell>
          <table:table-cell office:value-type="float" office:value="2622" calcext:value-type="float">
            <text:p>26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7]+[.C38]" office:value-type="float" office:value="1727" calcext:value-type="float">
            <text:p>1727</text:p>
          </table:table-cell>
          <table:table-cell office:value-type="float" office:value="2650" calcext:value-type="float">
            <text:p>26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8]+[.C39]" office:value-type="float" office:value="1727" calcext:value-type="float">
            <text:p>1727</text:p>
          </table:table-cell>
          <table:table-cell office:value-type="float" office:value="2678" calcext:value-type="float">
            <text:p>26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39]+[.C40]" office:value-type="float" office:value="1727" calcext:value-type="float">
            <text:p>1727</text:p>
          </table:table-cell>
          <table:table-cell office:value-type="float" office:value="2706" calcext:value-type="float">
            <text:p>2706</text:p>
          </table:table-cell>
          <table:table-cell table:number-columns-repeated="5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0]+[.C41]" office:value-type="float" office:value="1727" calcext:value-type="float">
            <text:p>1727</text:p>
          </table:table-cell>
          <table:table-cell office:value-type="float" office:value="2734" calcext:value-type="float">
            <text:p>27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1]+[.C42]" office:value-type="float" office:value="1727" calcext:value-type="float">
            <text:p>1727</text:p>
          </table:table-cell>
          <table:table-cell office:value-type="float" office:value="2762" calcext:value-type="float">
            <text:p>27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2]+[.C43]" office:value-type="float" office:value="1727" calcext:value-type="float">
            <text:p>1727</text:p>
          </table:table-cell>
          <table:table-cell office:value-type="float" office:value="2790" calcext:value-type="float">
            <text:p>27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3]+[.C44]" office:value-type="float" office:value="1727" calcext:value-type="float">
            <text:p>1727</text:p>
          </table:table-cell>
          <table:table-cell office:value-type="float" office:value="2818" calcext:value-type="float">
            <text:p>28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1727" calcext:value-type="float">
            <text:p>1727</text:p>
          </table:table-cell>
          <table:table-cell office:value-type="float" office:value="2846" calcext:value-type="float">
            <text:p>28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5]+[.C46]" office:value-type="float" office:value="1727" calcext:value-type="float">
            <text:p>1727</text:p>
          </table:table-cell>
          <table:table-cell office:value-type="float" office:value="2874" calcext:value-type="float">
            <text:p>28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6]+[.C47]" office:value-type="float" office:value="1727" calcext:value-type="float">
            <text:p>1727</text:p>
          </table:table-cell>
          <table:table-cell office:value-type="float" office:value="2902" calcext:value-type="float">
            <text:p>2902</text:p>
          </table:table-cell>
          <table:table-cell table:number-columns-repeated="5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1727" calcext:value-type="float">
            <text:p>1727</text:p>
          </table:table-cell>
          <table:table-cell office:value-type="float" office:value="2930" calcext:value-type="float">
            <text:p>29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8]+[.C49]" office:value-type="float" office:value="1727" calcext:value-type="float">
            <text:p>1727</text:p>
          </table:table-cell>
          <table:table-cell office:value-type="float" office:value="2958" calcext:value-type="float">
            <text:p>29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49]+[.C50]" office:value-type="float" office:value="1727" calcext:value-type="float">
            <text:p>1727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1727" calcext:value-type="float">
            <text:p>1727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1727" calcext:value-type="float">
            <text:p>1727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1727" calcext:value-type="float">
            <text:p>1727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1727" calcext:value-type="float">
            <text:p>1727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1727" calcext:value-type="float">
            <text:p>1727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1727" calcext:value-type="float">
            <text:p>1727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1727" calcext:value-type="float">
            <text:p>1727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1727" calcext:value-type="float">
            <text:p>1727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1727" calcext:value-type="float">
            <text:p>1727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1727" calcext:value-type="float">
            <text:p>1727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1727" calcext:value-type="float">
            <text:p>1727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1727" calcext:value-type="float">
            <text:p>1727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1727" calcext:value-type="float">
            <text:p>1727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1727" calcext:value-type="float">
            <text:p>1727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1727" calcext:value-type="float">
            <text:p>1727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1727" calcext:value-type="float">
            <text:p>1727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1727" calcext:value-type="float">
            <text:p>1727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1727" calcext:value-type="float">
            <text:p>1727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1727" calcext:value-type="float">
            <text:p>1727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1727" calcext:value-type="float">
            <text:p>1727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1727" calcext:value-type="float">
            <text:p>1727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1727" calcext:value-type="float">
            <text:p>1727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1727" calcext:value-type="float">
            <text:p>1727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1727" calcext:value-type="float">
            <text:p>1727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1727" calcext:value-type="float">
            <text:p>1727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1727" calcext:value-type="float">
            <text:p>1727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1727" calcext:value-type="float">
            <text:p>1727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1727" calcext:value-type="float">
            <text:p>1727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1727" calcext:value-type="float">
            <text:p>1727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1727" calcext:value-type="float">
            <text:p>1727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1727" calcext:value-type="float">
            <text:p>1727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1727" calcext:value-type="float">
            <text:p>1727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1727" calcext:value-type="float">
            <text:p>1727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1727" calcext:value-type="float">
            <text:p>1727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1727" calcext:value-type="float">
            <text:p>1727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1727" calcext:value-type="float">
            <text:p>1727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1727" calcext:value-type="float">
            <text:p>1727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1727" calcext:value-type="float">
            <text:p>1727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1727" calcext:value-type="float">
            <text:p>1727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1727" calcext:value-type="float">
            <text:p>1727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1727" calcext:value-type="float">
            <text:p>1727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1727" calcext:value-type="float">
            <text:p>1727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1727" calcext:value-type="float">
            <text:p>1727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1727" calcext:value-type="float">
            <text:p>1727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1727" calcext:value-type="float">
            <text:p>1727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1727" calcext:value-type="float">
            <text:p>1727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1727" calcext:value-type="float">
            <text:p>1727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1727" calcext:value-type="float">
            <text:p>1727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1727" calcext:value-type="float">
            <text:p>1727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1727" calcext:value-type="float">
            <text:p>1727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1727" calcext:value-type="float">
            <text:p>1727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1727" calcext:value-type="float">
            <text:p>1727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1727" calcext:value-type="float">
            <text:p>1727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1727" calcext:value-type="float">
            <text:p>1727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1727" calcext:value-type="float">
            <text:p>1727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1727" calcext:value-type="float">
            <text:p>1727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1727" calcext:value-type="float">
            <text:p>1727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1727" calcext:value-type="float">
            <text:p>1727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1727" calcext:value-type="float">
            <text:p>1727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1727" calcext:value-type="float">
            <text:p>1727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1727" calcext:value-type="float">
            <text:p>1727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1727" calcext:value-type="float">
            <text:p>1727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1727" calcext:value-type="float">
            <text:p>1727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1727" calcext:value-type="float">
            <text:p>1727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1727" calcext:value-type="float">
            <text:p>1727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1727" calcext:value-type="float">
            <text:p>1727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1727" calcext:value-type="float">
            <text:p>1727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1727" calcext:value-type="float">
            <text:p>1727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1727" calcext:value-type="float">
            <text:p>1727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Should be DONE with Moroni and be able to begin on Nephi here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1727" calcext:value-type="float">
            <text:p>1727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1727" calcext:value-type="float">
            <text:p>1727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1727" calcext:value-type="float">
            <text:p>1727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1727" calcext:value-type="float">
            <text:p>1727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1727" calcext:value-type="float">
            <text:p>1727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1727" calcext:value-type="float">
            <text:p>1727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1727" calcext:value-type="float">
            <text:p>1727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1727" calcext:value-type="float">
            <text:p>1727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1727" calcext:value-type="float">
            <text:p>1727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1727" calcext:value-type="float">
            <text:p>1727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1727" calcext:value-type="float">
            <text:p>1727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1727" calcext:value-type="float">
            <text:p>1727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1727" calcext:value-type="float">
            <text:p>1727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1727" calcext:value-type="float">
            <text:p>1727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1727" calcext:value-type="float">
            <text:p>1727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1727" calcext:value-type="float">
            <text:p>1727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1727" calcext:value-type="float">
            <text:p>1727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1727" calcext:value-type="float">
            <text:p>1727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1727" calcext:value-type="float">
            <text:p>1727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1727" calcext:value-type="float">
            <text:p>1727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1727" calcext:value-type="float">
            <text:p>1727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1727" calcext:value-type="float">
            <text:p>1727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1727" calcext:value-type="float">
            <text:p>1727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1727" calcext:value-type="float">
            <text:p>1727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1727" calcext:value-type="float">
            <text:p>1727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1727" calcext:value-type="float">
            <text:p>1727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1727" calcext:value-type="float">
            <text:p>1727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1727" calcext:value-type="float">
            <text:p>1727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1727" calcext:value-type="float">
            <text:p>1727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1727" calcext:value-type="float">
            <text:p>1727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1727" calcext:value-type="float">
            <text:p>1727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1727" calcext:value-type="float">
            <text:p>1727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1727" calcext:value-type="float">
            <text:p>1727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1727" calcext:value-type="float">
            <text:p>1727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1727" calcext:value-type="float">
            <text:p>1727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1727" calcext:value-type="float">
            <text:p>1727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1727" calcext:value-type="float">
            <text:p>1727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1727" calcext:value-type="float">
            <text:p>1727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1727" calcext:value-type="float">
            <text:p>1727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1727" calcext:value-type="float">
            <text:p>1727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1727" calcext:value-type="float">
            <text:p>1727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1727" calcext:value-type="float">
            <text:p>1727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1727" calcext:value-type="float">
            <text:p>1727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1727" calcext:value-type="float">
            <text:p>1727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1727" calcext:value-type="float">
            <text:p>1727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1727" calcext:value-type="float">
            <text:p>1727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1727" calcext:value-type="float">
            <text:p>1727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1727" calcext:value-type="float">
            <text:p>1727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1727" calcext:value-type="float">
            <text:p>1727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1727" calcext:value-type="float">
            <text:p>1727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1727" calcext:value-type="float">
            <text:p>1727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1727" calcext:value-type="float">
            <text:p>1727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1727" calcext:value-type="float">
            <text:p>1727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1727" calcext:value-type="float">
            <text:p>1727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1727" calcext:value-type="float">
            <text:p>1727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1727" calcext:value-type="float">
            <text:p>1727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1727" calcext:value-type="float">
            <text:p>1727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1727" calcext:value-type="float">
            <text:p>1727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1727" calcext:value-type="float">
            <text:p>1727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1727" calcext:value-type="float">
            <text:p>1727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1727" calcext:value-type="float">
            <text:p>1727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6604 TOTAL in BoM</text:p>
          </table:table-cell>
          <table:table-cell table:number-columns-repeated="5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1727" calcext:value-type="float">
            <text:p>1727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1727" calcext:value-type="float">
            <text:p>1727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1727" calcext:value-type="float">
            <text:p>1727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1727" calcext:value-type="float">
            <text:p>1727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1727" calcext:value-type="float">
            <text:p>1727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07:13:15.802894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3.2$Linux_X86_64 LibreOffice_project/40$Build-2</meta:generator>
    <dc:date>2020-07-04T08:07:07.049299700</dc:date>
    <dc:creator>Spencer Hatch</dc:creator>
    <meta:editing-duration>PT16H3M6S</meta:editing-duration>
    <meta:editing-cycles>18</meta:editing-cycles>
    <meta:document-statistic meta:table-count="1" meta:cell-count="781" meta:object-count="0"/>
  </office:meta>
</office:document-meta>
</file>